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8.079cm"/>
    </style:style>
    <style:style style:name="co6" style:family="table-column">
      <style:table-column-properties fo:break-before="auto" style:column-width="5.166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1.72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="0.002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7">
      <style:table-cell-properties fo:border="0.002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7">
      <style:table-cell-properties fo:border="0.002cm solid #000000"/>
      <style:text-properties style:font-name="Arial" fo:font-size="10pt" style:font-size-asian="10pt" style:font-size-complex="10pt"/>
    </style:style>
    <style:style style:name="ce13" style:family="table-cell" style:parent-style-name="Default" style:data-style-name="N107">
      <style:table-cell-properties fo:wrap-option="wrap" fo:border="0.002cm solid #000000"/>
      <style:text-properties style:font-name="Arial"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12"/>
        <table:table-row table:style-name="ro2">
          <table:table-cell table:style-name="ce1" office:value-type="string">
            <text:p>lfd.Nr.</text:p>
          </table:table-cell>
          <table:table-cell table:style-name="ce6" office:value-type="string">
            <text:p>Stück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merkung</text:p>
          </table:table-cell>
          <table:table-cell table:style-name="ce1" office:value-type="string">
            <text:p>Lieferant</text:p>
          </table:table-cell>
          <table:table-cell table:style-name="ce1" office:value-type="string">
            <text:p>Bestellnummer</text:p>
          </table:table-cell>
          <table:table-cell table:style-name="ce1" office:value-type="string">
            <text:p>Preis</text:p>
          </table:table-cell>
        </table:table-row>
        <table:table-row table:style-name="ro4">
          <table:table-cell table:number-columns-repeated="2" table:style-name="ce2" office:value-type="float" office:value="1">
            <text:p>1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Scheiben-Varistor S07K17 27 V Epcos S07K17</text:p>
          </table:table-cell>
          <table:table-cell table:style-name="ce7"/>
          <table:table-cell table:style-name="ce7" office:value-type="string">
            <text:p>Conrad </text:p>
          </table:table-cell>
          <table:table-cell table:style-name="ce10" office:value-type="string">
            <text:p>537418 - 62 </text:p>
          </table:table-cell>
          <table:table-cell table:style-name="ce11" office:value-type="currency" office:currency="EUR" office:value="0.35">
            <text:p>0,35 €</text:p>
          </table:table-cell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Kohleschichtwiderstand 1k , 0,25W</text:p>
          </table:table-cell>
          <table:table-cell table:style-name="ce7"/>
          <table:table-cell table:style-name="ce7" office:value-type="string">
            <text:p>reichelt</text:p>
          </table:table-cell>
          <table:table-cell table:style-name="ce10" office:value-type="string">
            <text:p>1/4W 1,0K</text:p>
          </table:table-cell>
          <table:table-cell table:style-name="ce11" office:value-type="currency" office:currency="EUR" office:value="0.103">
            <text:p>0,10 €</text:p>
          </table:table-cell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3</text:p>
          </table:table-cell>
          <table:table-cell table:style-name="ce7" office:value-type="string">
            <text:p>Kohleschichtwiderstand 1M , 0,25W</text:p>
          </table:table-cell>
          <table:table-cell table:style-name="ce7"/>
          <table:table-cell table:style-name="ce7" office:value-type="string">
            <text:p>reichelt</text:p>
          </table:table-cell>
          <table:table-cell table:style-name="ce7" office:value-type="string">
            <text:p>1/4W 1,0M</text:p>
          </table:table-cell>
          <table:table-cell table:style-name="ce11" office:value-type="currency" office:currency="EUR" office:value="0.103">
            <text:p>0,10 €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Kohleschichtwiderstand 10k , 0,25W</text:p>
          </table:table-cell>
          <table:table-cell/>
          <table:table-cell office:value-type="string">
            <text:p>reichelt</text:p>
          </table:table-cell>
          <table:table-cell office:value-type="string">
            <text:p>1/4W 10K</text:p>
          </table:table-cell>
          <table:table-cell office:value-type="currency" office:currency="EUR" office:value="0.103">
            <text:p>0,10 €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Präzisions-Widerstand 10k</text:p>
          </table:table-cell>
          <table:table-cell/>
          <table:table-cell office:value-type="string">
            <text:p>reichelt</text:p>
          </table:table-cell>
          <table:table-cell office:value-type="string">
            <text:p>MPR 10,0K</text:p>
          </table:table-cell>
          <table:table-cell office:value-type="currency" office:currency="EUR" office:value="0.35">
            <text:p>0,35 €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Präzisions-Widerstand 3k</text:p>
          </table:table-cell>
          <table:table-cell/>
          <table:table-cell office:value-type="string">
            <text:p>reichelt</text:p>
          </table:table-cell>
          <table:table-cell office:value-type="string">
            <text:p>MPR 3,0K</text:p>
          </table:table-cell>
          <table:table-cell office:value-type="currency" office:currency="EUR" office:value="0.35">
            <text:p>0,35 €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11,R12</text:p>
          </table:table-cell>
          <table:table-cell office:value-type="string">
            <text:p>Kohleschichtwiderstand 470R</text:p>
          </table:table-cell>
          <table:table-cell/>
          <table:table-cell office:value-type="string">
            <text:p>reichelt</text:p>
          </table:table-cell>
          <table:table-cell office:value-type="string">
            <text:p>1/4W 470</text:p>
          </table:table-cell>
          <table:table-cell office:value-type="currency" office:currency="EUR" office:value="0.103">
            <text:p>0,10 €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Quarzfassung Fischer Elektronik PQ18 Z HC-18</text:p>
          </table:table-cell>
          <table:table-cell/>
          <table:table-cell office:value-type="string">
            <text:p>Conrad </text:p>
          </table:table-cell>
          <table:table-cell office:value-type="string">
            <text:p>168777-62</text:p>
          </table:table-cell>
          <table:table-cell office:value-type="currency" office:currency="EUR" office:value="0.83">
            <text:p>0,83 €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Quarzkristall EuroQuartz 20,0MHz</text:p>
          </table:table-cell>
          <table:table-cell/>
          <table:table-cell office:value-type="string">
            <text:p>Conrad </text:p>
          </table:table-cell>
          <table:table-cell office:value-type="string">
            <text:p>155192-62</text:p>
          </table:table-cell>
          <table:table-cell office:value-type="currency" office:currency="EUR" office:value="0.69">
            <text:p>0,69 €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Diode 1N4004</text:p>
          </table:table-cell>
          <table:table-cell office:value-type="string">
            <text:p>nur nötig bei HC12</text:p>
          </table:table-cell>
          <table:table-cell office:value-type="string">
            <text:p>reichelt</text:p>
          </table:table-cell>
          <table:table-cell office:value-type="string">
            <text:p>1N4004</text:p>
          </table:table-cell>
          <table:table-cell office:value-type="currency" office:currency="EUR" office:value="0.04">
            <text:p>0,04 €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Zenerdiode ZF 4,7V</text:p>
          </table:table-cell>
          <table:table-cell office:value-type="string">
            <text:p>Schutz des Analogeingangs</text:p>
          </table:table-cell>
          <table:table-cell office:value-type="string">
            <text:p>reichelt</text:p>
          </table:table-cell>
          <table:table-cell office:value-type="string">
            <text:p>ZF 4,7</text:p>
          </table:table-cell>
          <table:table-cell office:value-type="currency" office:currency="EUR" office:value="0.04">
            <text:p>0,04 €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ED1</text:p>
          </table:table-cell>
          <table:table-cell office:value-type="string">
            <text:p>LED 3mm, grün</text:p>
          </table:table-cell>
          <table:table-cell/>
          <table:table-cell office:value-type="string">
            <text:p>reichelt</text:p>
          </table:table-cell>
          <table:table-cell office:value-type="string">
            <text:p>LED 3MM GN</text:p>
          </table:table-cell>
          <table:table-cell office:value-type="currency" office:currency="EUR" office:value="0.06">
            <text:p>0,06 €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ED2</text:p>
          </table:table-cell>
          <table:table-cell office:value-type="string">
            <text:p>LED 3MM, rot</text:p>
          </table:table-cell>
          <table:table-cell/>
          <table:table-cell office:value-type="string">
            <text:p>reichelt</text:p>
          </table:table-cell>
          <table:table-cell office:value-type="string">
            <text:p>LED 3MM RT</text:p>
          </table:table-cell>
          <table:table-cell office:value-type="currency" office:currency="EUR" office:value="0.06">
            <text:p>0,06 €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Elektrolytkondensator radial 47µF/50V, 105°C</text:p>
          </table:table-cell>
          <table:table-cell/>
          <table:table-cell office:value-type="string">
            <text:p>reichelt</text:p>
          </table:table-cell>
          <table:table-cell office:value-type="string">
            <text:p>RAD LXZ 50/47</text:p>
          </table:table-cell>
          <table:table-cell office:value-type="currency" office:currency="EUR" office:value="0.14">
            <text:p>0,14 €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Elektrolytkondensator radial 22µF/50V, 105°C</text:p>
          </table:table-cell>
          <table:table-cell/>
          <table:table-cell office:value-type="string">
            <text:p>reichelt</text:p>
          </table:table-cell>
          <table:table-cell office:value-type="string">
            <text:p>RAD LXZ 50/22</text:p>
          </table:table-cell>
          <table:table-cell office:value-type="currency" office:currency="EUR" office:value="0.12">
            <text:p>0,12 €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IC-Fassung 8 polig</text:p>
          </table:table-cell>
          <table:table-cell/>
          <table:table-cell office:value-type="string">
            <text:p>reichelt</text:p>
          </table:table-cell>
          <table:table-cell office:value-type="string">
            <text:p>GS 8P</text:p>
          </table:table-cell>
          <table:table-cell office:value-type="currency" office:currency="EUR" office:value="0.19">
            <text:p>0,19 €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Schnittstellen-IC MCP2551-E/P CAN 1/1 PDIP-8</text:p>
          </table:table-cell>
          <table:table-cell/>
          <table:table-cell office:value-type="string">
            <text:p>Conrad </text:p>
          </table:table-cell>
          <table:table-cell office:value-type="string">
            <text:p>1086060-62</text:p>
          </table:table-cell>
          <table:table-cell office:value-type="currency" office:currency="EUR" office:value="1.79">
            <text:p>1,79 €</text:p>
          </table:table-cell>
        </table:table-row>
        <table:table-row table:style-name="ro4">
          <table:table-cell office:value-type="string">
            <text:p>18*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DC/DC Wandler Würth Elektronik 5V/DC 0,5A</text:p>
          </table:table-cell>
          <table:table-cell office:value-type="string">
            <text:p>alternativ Nr. 19</text:p>
          </table:table-cell>
          <table:table-cell office:value-type="string">
            <text:p>Conrad </text:p>
          </table:table-cell>
          <table:table-cell office:value-type="string">
            <text:p>1486738-62</text:p>
          </table:table-cell>
          <table:table-cell office:value-type="currency" office:currency="EUR" office:value="5.69">
            <text:p>5,69 €</text:p>
          </table:table-cell>
        </table:table-row>
        <table:table-row table:style-name="ro4">
          <table:table-cell office:value-type="string">
            <text:p>19*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Spannungsregler 5V/1,5A</text:p>
          </table:table-cell>
          <table:table-cell office:value-type="string">
            <text:p>alternativ Nr. 18</text:p>
          </table:table-cell>
          <table:table-cell office:value-type="string">
            <text:p>reichelt</text:p>
          </table:table-cell>
          <table:table-cell office:value-type="string">
            <text:p>µA7805</text:p>
          </table:table-cell>
          <table:table-cell office:value-type="currency" office:currency="EUR" office:value="0.27">
            <text:p>0,27 €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PIC</text:p>
          </table:table-cell>
          <table:table-cell office:value-type="string">
            <text:p>IC-Fassung 28 polig, schmal</text:p>
          </table:table-cell>
          <table:table-cell/>
          <table:table-cell office:value-type="string">
            <text:p>reichelt</text:p>
          </table:table-cell>
          <table:table-cell office:value-type="string">
            <text:p>GS 28P-S</text:p>
          </table:table-cell>
          <table:table-cell office:value-type="currency" office:currency="EUR" office:value="0.47">
            <text:p>0,47 €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PIC</text:p>
          </table:table-cell>
          <table:table-cell office:value-type="string">
            <text:p>Microcontroller PIC18F2685-I/SP SPDIP-28</text:p>
          </table:table-cell>
          <table:table-cell/>
          <table:table-cell office:value-type="string">
            <text:p>Conrad </text:p>
          </table:table-cell>
          <table:table-cell office:value-type="string">
            <text:p>1084233-62</text:p>
          </table:table-cell>
          <table:table-cell office:value-type="currency" office:currency="EUR" office:value="13.49">
            <text:p>13,49 €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Transistor IRLU2905Z</text:p>
          </table:table-cell>
          <table:table-cell office:value-type="string">
            <text:p>nur nötig bei Anschluß Lüfter</text:p>
          </table:table-cell>
          <table:table-cell office:value-type="string">
            <text:p>reichelt</text:p>
          </table:table-cell>
          <table:table-cell office:value-type="string">
            <text:p>IRLU 2905Z</text:p>
          </table:table-cell>
          <table:table-cell office:value-type="currency" office:currency="EUR" office:value="0.97">
            <text:p>0,97 €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Piano-Dip-Schalter</text:p>
          </table:table-cell>
          <table:table-cell/>
          <table:table-cell office:value-type="string">
            <text:p>reichelt</text:p>
          </table:table-cell>
          <table:table-cell office:value-type="string">
            <text:p>DP 06</text:p>
          </table:table-cell>
          <table:table-cell office:value-type="currency" office:currency="EUR" office:value="0.42">
            <text:p>0,42 €</text:p>
          </table:table-cell>
        </table:table-row>
        <table:table-row table:style-name="ro4">
          <table:table-cell office:value-type="string">
            <text:p>24*</text:p>
          </table:table-cell>
          <table:table-cell office:value-type="float" office:value="1">
            <text:p>1</text:p>
          </table:table-cell>
          <table:table-cell office:value-type="string">
            <text:p>SV1</text:p>
          </table:table-cell>
          <table:table-cell office:value-type="string">
            <text:p>Wannensteckerleiste 6 polig, gewinkelt</text:p>
          </table:table-cell>
          <table:table-cell office:value-type="string">
            <text:p>alternativ Nr.25 </text:p>
          </table:table-cell>
          <table:table-cell office:value-type="string">
            <text:p>reichelt</text:p>
          </table:table-cell>
          <table:table-cell office:value-type="string">
            <text:p>WSL 6W</text:p>
          </table:table-cell>
          <table:table-cell office:value-type="currency" office:currency="EUR" office:value="0.24">
            <text:p>0,24 €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JP2,JP10</text:p>
          </table:table-cell>
          <table:table-cell office:value-type="string">
            <text:p>Stiftleiste 50polig, Raster 2,54</text:p>
          </table:table-cell>
          <table:table-cell/>
          <table:table-cell office:value-type="string">
            <text:p>reichelt</text:p>
          </table:table-cell>
          <table:table-cell table:style-name="ce10" office:value-type="string">
            <text:p>SL 1X50G 2,54 </text:p>
          </table:table-cell>
          <table:table-cell office:value-type="currency" office:currency="EUR" office:value="0.37">
            <text:p>0,37 €</text:p>
          </table:table-cell>
        </table:table-row>
        <table:table-row table:style-name="ro5">
          <table:table-cell office:value-type="string">
            <text:p>26*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C-12 433Mhz Funkmodul</text:p>
          </table:table-cell>
          <table:table-cell table:style-name="ce9" office:value-type="string">
            <text:p>nur nötig bei drahtloser serieller Schnittstelle</text:p>
          </table:table-cell>
          <table:table-cell table:style-name="ce9" office:value-type="string">
            <text:p>ebay, amazon</text:p>
          </table:table-cell>
          <table:table-cell table:style-name="ce10"/>
          <table:table-cell table:style-name="ce9" office:value-type="string">
            <text:p>ca. 4 bis 10€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Littlefuse Sicherungshalter für Sicherungen TR5</text:p>
          </table:table-cell>
          <table:table-cell table:style-name="ce9"/>
          <table:table-cell table:style-name="ce9" office:value-type="string">
            <text:p>RS Components</text:p>
          </table:table-cell>
          <table:table-cell table:style-name="ce10" office:value-type="string">
            <text:p>769-0155</text:p>
          </table:table-cell>
          <table:table-cell table:style-name="ce13" office:value-type="currency" office:currency="EUR" office:value="0.39">
            <text:p>0,39 €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Sicherung TR5, 500mA</text:p>
          </table:table-cell>
          <table:table-cell table:style-name="ce9"/>
          <table:table-cell table:style-name="ce9" office:value-type="string">
            <text:p>Conrad </text:p>
          </table:table-cell>
          <table:table-cell table:style-name="ce10" office:value-type="string">
            <text:p>536733 – 62</text:p>
          </table:table-cell>
          <table:table-cell table:style-name="ce13" office:value-type="currency" office:currency="EUR" office:value="0.77">
            <text:p>0,77 €</text:p>
          </table:table-cell>
        </table:table-row>
        <table:table-row table:style-name="ro3">
          <table:table-cell table:style-name="ce4" table:number-columns-repeated="8"/>
        </table:table-row>
        <table:table-row table:style-name="ro4">
          <table:table-cell table:style-name="ce4" office:value-type="string">
            <text:p>18*,19*</text:p>
          </table:table-cell>
          <table:table-cell table:style-name="ce4" office:value-type="string">
            <text:p>statt des teuren Würth-Schaltreglers kann auch ein Standard 7805-Linearregler verwendet werden. Allerdings ist dann auch die Stromaufnahme aus</text:p>
          </table:table-cell>
          <table:table-cell table:style-name="ce4" table:number-columns-repeated="6"/>
        </table:table-row>
        <table:table-row table:style-name="ro4">
          <table:table-cell table:style-name="ce4"/>
          <table:table-cell table:style-name="ce4" office:value-type="string">
            <text:p>unserer kostbaren 12V-Batterie höher (statt 25mA ca. 50mA). Bei längerem Stillstand sollte dann auf jeden Fall das Simple-OVMS abgesteckt werden !</text:p>
          </table:table-cell>
          <table:table-cell table:style-name="ce4" table:number-columns-repeated="6"/>
        </table:table-row>
        <table:table-row table:style-name="ro3">
          <table:table-cell table:style-name="ce4" table:number-columns-repeated="8"/>
        </table:table-row>
        <table:table-row table:style-name="ro4">
          <table:table-cell table:style-name="ce4" office:value-type="string">
            <text:p>24*:</text:p>
          </table:table-cell>
          <table:table-cell table:style-name="ce4" office:value-type="string">
            <text:p>bei Nutzung des reichelt USB-TTL Adapters (Artikel-Nr.: RPI USB TTL , 8,99€) kann statt des Wannensteckers einfach eine Stiftleiste (Teil von Nr.25) </text:p>
          </table:table-cell>
          <table:table-cell table:style-name="ce4" table:number-columns-repeated="6"/>
        </table:table-row>
        <table:table-row table:style-name="ro3">
          <table:table-cell table:style-name="ce4"/>
          <table:table-cell table:style-name="ce4" office:value-type="string">
            <text:p>anstatt SV1 aufgelötet werden. Dann hat man sich die auch die Anfertigung eines eigenen Interfaces gespart.</text:p>
          </table:table-cell>
          <table:table-cell table:style-name="ce4" table:number-columns-repeated="6"/>
        </table:table-row>
        <table:table-row table:style-name="ro3">
          <table:table-cell table:style-name="ce4" table:number-columns-repeated="8"/>
        </table:table-row>
        <table:table-row table:style-name="ro4">
          <table:table-cell table:style-name="ce4" office:value-type="string">
            <text:p>26*</text:p>
          </table:table-cell>
          <table:table-cell table:style-name="ce4" office:value-type="string">
            <text:p>Ich verwende derzeit das HC-12 Funkmodul, das es bei ebay und amazon günstig zu kaufen gibt (Import aus China). Allerdings sollte man hier auf</text:p>
          </table:table-cell>
          <table:table-cell table:style-name="ce4" table:number-columns-repeated="6"/>
        </table:table-row>
        <table:table-row table:style-name="ro4">
          <table:table-cell table:style-name="ce4"/>
          <table:table-cell table:style-name="ce4" office:value-type="string">
            <text:p>auf jeden Fall die ab Werk eingestellte Sendeleistung von 100mW auf das in der EU erlaubte Maß reduzieren. Adernfalls könnte man Probleme mit </text:p>
          </table:table-cell>
          <table:table-cell table:style-name="ce4" table:number-columns-repeated="6"/>
        </table:table-row>
        <table:table-row table:style-name="ro4">
          <table:table-cell table:style-name="ce4"/>
          <table:table-cell table:style-name="ce4" office:value-type="string">
            <text:p>Der RegTP kriegen. Das ist dann weder lustig noch günstig ! </text:p>
          </table:table-cell>
          <table:table-cell table:style-name="ce4" table:number-columns-repeated="6"/>
        </table:table-row>
        <table:table-row table:style-name="ro4">
          <table:table-cell table:style-name="ce4"/>
          <table:table-cell table:style-name="ce4" office:value-type="string">
            <text:p>Alternativ könnte man mit verändertem „Anschluß-Pinning“ das HC-06 Modul einsetzen. Dann spart man sich auch das Basteln eines HC-12 – TTL – USB</text:p>
          </table:table-cell>
          <table:table-cell table:style-name="ce4" table:number-columns-repeated="6"/>
        </table:table-row>
        <table:table-row table:style-name="ro3">
          <table:table-cell table:style-name="ce4"/>
          <table:table-cell table:style-name="ce4" office:value-type="string">
            <text:p>Interface. Das habe ich aber noch nicht ausprobiert, kommt aber eventuell noch. Aber Vorsicht ! Das HC-06-Bluetooth-Modul arbeitet nur mit einer </text:p>
          </table:table-cell>
          <table:table-cell table:style-name="ce4" table:number-columns-repeated="6"/>
        </table:table-row>
        <table:table-row table:style-name="ro3">
          <table:table-cell table:style-name="ce4"/>
          <table:table-cell table:style-name="ce4" office:value-type="string">
            <text:p>Versorgungsspannung von 3,3V-3,6V und 3,3V Signalpegeln. Da ist noch etwas Entwicklung angesagt.</text:p>
          </table:table-cell>
          <table:table-cell table:style-name="ce4" table:number-columns-repeated="6"/>
        </table:table-row>
        <table:table-row table:style-name="ro2" table:number-rows-repeated="4">
          <table:table-cell table:style-name="ce5" table:number-columns-repeated="8"/>
        </table:table-row>
        <table:table-row table:style-name="ro2">
          <table:table-cell table:style-name="ce5" table:number-columns-repeated="8"/>
        </table:table-row>
      </table:table>
      <table:table table:name="Tabelle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7cm" fo:margin-bottom="1.7cm" fo:margin-left="1.6cm" fo:margin-right="1.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26.08.2017</text:date>, <text:time>11:1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9:16:06.61</meta:creation-date>
    <meta:editing-duration>PT1H7M43S</meta:editing-duration>
    <meta:editing-cycles>17</meta:editing-cycles>
    <meta:generator>OpenOffice/4.1.2$Win32 OpenOffice.org_project/412m3$Build-9782</meta:generator>
    <meta:initial-creator>Stephan Eipl</meta:initial-creator>
    <dc:date>2017-08-26T11:15:25.19</dc:date>
    <dc:creator>Stephan Eipl</dc:creator>
    <meta:document-statistic meta:table-count="3" meta:cell-count="222" meta:object-count="0"/>
  </office:meta>
</office:document-meta>
</file>